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683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836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</text:span><text:span text:style-name="T1">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</text:span><text:span text:style-name="T2">eg</text:span><text:span text:style-name="T2">er</text:span><text:span text:style-name="T2"><text:tab/></text:span><text:span text:style-name="T2"><text:tab/></text:span><text:span text:style-name="T3">🔑 </text:span><text:span text:style-name="T3">PK</text:span></text:p>
          <text:p text:style-name="P2"><text:span text:style-name="T4">na</text:span><text:span text:style-name="T4">me</text:span><text:span text:style-name="T4"><text:tab/></text:span><text:span text:style-name="T4"><text:tab/></text:span><text:span text:style-name="T4">tex</text:span><text:span text:style-name="T4">t</text:span><text:span text:style-name="T4"><text:tab/></text:span><text:span text:style-name="T4"><text:tab/></text:span><text:span text:style-name="T4"><text:tab/></text:span><text:span text:style-name="T4">NO</text:span><text:span text:style-name="T4">T </text:span><text:span text:style-name="T4">NU</text:span><text:span text:style-name="T4">LL</text:span></text:p>
          <text:p text:style-name="P2"><text:span text:style-name="T4">cou</text:span><text:span text:style-name="T4">ntr</text:span><text:span text:style-name="T4">y</text:span><text:span text:style-name="T4"><text:tab/></text:span><text:span text:style-name="T4"><text:tab/></text:span><text:span text:style-name="T4">tex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933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cart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text:p text:style-name="P5"><text:span text:style-name="T8">user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9">email</text:span><text:span text:style-name="T9"><text:tab/>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9">password_hash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4.086cm" svg:x="8.856cm" svg:y="24.614cm">
          <text:p text:style-name="P4"><text:span text:style-name="T1">cart(album_user intermediary table)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3">cart_no</text:span><text:span text:style-name="T3"><text:tab/></text:span><text:span text:style-name="T3"><text:tab/></text:span><text:span text:style-name="T3"><text:tab/></text:span><text:span text:style-name="T3">integer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2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15cm" svg:x2="9.955cm" svg:y2="24.622cm">
          <text:p/>
        </draw:line>
        <draw:line draw:style-name="gr7" draw:text-style-name="P7" draw:layer="layout" svg:x1="9.937cm" svg:y1="23.429cm" svg:x2="8.935cm" svg:y2="24.623cm">
          <text:p/>
        </draw:line>
        <draw:line draw:style-name="gr7" draw:text-style-name="P7" draw:layer="layout" svg:x1="9.977cm" svg:y1="23.428cm" svg:x2="10.979cm" svg:y2="24.622cm">
          <text:p/>
        </draw:line>
        <draw:line draw:style-name="gr7" draw:text-style-name="P7" draw:layer="layout" svg:x1="27.49cm" svg:y1="27.124cm" svg:x2="21.944cm" svg:y2="27.124cm">
          <text:p/>
        </draw:line>
        <draw:line draw:style-name="gr7" draw:text-style-name="P7" draw:layer="layout" svg:x1="23.03cm" svg:y1="27.113cm" svg:x2="21.944cm" svg:y2="26.111cm">
          <text:p/>
        </draw:line>
        <draw:line draw:style-name="gr7" draw:text-style-name="P7" draw:layer="layout" svg:x1="23.03cm" svg:y1="27.154cm" svg:x2="21.944cm" svg:y2="28.156cm">
          <text:p/>
        </draw:line>
        <draw:line draw:style-name="gr7" draw:text-style-name="P7" draw:layer="layout" svg:x1="19.125cm" svg:y1="24.565cm" svg:x2="19.125cm" svg:y2="19.161cm">
          <text:p/>
        </draw:line>
        <draw:line draw:style-name="gr7" draw:text-style-name="P7" draw:layer="layout" svg:x1="19.149cm" svg:y1="20.354cm" svg:x2="20.151cm" svg:y2="19.16cm">
          <text:p/>
        </draw:line>
        <draw:line draw:style-name="gr7" draw:text-style-name="P7" draw:layer="layout" svg:x1="19.109cm" svg:y1="20.355cm" svg:x2="18.107cm" svg:y2="19.161cm">
          <text:p/>
        </draw:line>
        <draw:line draw:style-name="gr7" draw:text-style-name="P7" draw:layer="layout" svg:x1="35.703cm" svg:y1="20.882cm" svg:x2="30.139cm" svg:y2="18.377cm">
          <text:p/>
        </draw:line>
        <draw:line draw:style-name="gr7" draw:text-style-name="P7" draw:layer="layout" svg:x1="31.715cm" svg:y1="19.052cm" svg:x2="30.13cm" svg:y2="17.513cm">
          <text:p/>
        </draw:line>
        <draw:line draw:style-name="gr7" draw:text-style-name="P7" draw:layer="layout" svg:x1="31.692cm" svg:y1="19.124cm" svg:x2="30.149cm" svg:y2="19.1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4-02-15T17:07:17.746868692</dc:date>
    <meta:editing-duration>PT8H5M19S</meta:editing-duration>
    <meta:editing-cycles>20</meta:editing-cycles>
    <meta:generator>LibreOffice/7.3.7.2$Linux_X86_64 LibreOffice_project/30$Build-2</meta:generator>
    <meta:document-statistic meta:object-count="33"/>
  </office:meta>
</office:document-meta>
</file>